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indent="0cm" style:auto-text-indent="false"/>
      <style:text-properties fo:color="#2a2a2a" loext:opacity="100%" fo:font-size="14pt" style:font-size-asian="14pt" style:font-size-complex="14pt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>
      <style:paragraph-properties fo:line-height="150%"/>
      <style:text-properties officeooo:paragraph-rsid="000d3c29"/>
    </style:style>
    <style:style style:name="P4" style:family="paragraph" style:parent-style-name="Standard">
      <style:paragraph-properties fo:line-height="150%"/>
      <style:text-properties officeooo:paragraph-rsid="000d666a"/>
    </style:style>
    <style:style style:name="P5" style:family="paragraph" style:parent-style-name="Standard">
      <style:text-properties fo:font-size="20pt" fo:font-weight="bold" officeooo:rsid="000d6fd1" officeooo:paragraph-rsid="000d6fd1" style:font-size-asian="20pt" style:font-weight-asian="bold" style:font-size-complex="20pt" style:font-weight-complex="bold"/>
    </style:style>
    <style:style style:name="P6" style:family="paragraph" style:parent-style-name="Standard">
      <style:text-properties fo:font-size="15pt" fo:font-weight="bold" officeooo:rsid="000d6fd1" officeooo:paragraph-rsid="000d6fd1" style:font-size-asian="15pt" style:font-weight-asian="bold" style:font-size-complex="15pt" style:font-weight-complex="bold"/>
    </style:style>
    <style:style style:name="P7" style:family="paragraph" style:parent-style-name="Standard">
      <style:paragraph-properties fo:margin-left="0cm" fo:margin-right="0cm" fo:line-height="150%" fo:text-indent="0cm" style:auto-text-indent="false"/>
    </style:style>
    <style:style style:name="P8" style:family="paragraph" style:parent-style-name="Standard">
      <style:paragraph-properties fo:line-height="150%"/>
    </style:style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an You Feel The Love Tonight </text:p>
      <text:p text:style-name="P6">Elton John</text:p>
      <text:p text:style-name="Standard"/>
      <text:section text:style-name="Sect1" text:name="Seção1">
        <text:p text:style-name="P7">There's a calm surrender<text:line-break/>To the rush of day<text:line-break/>When the heat of a rolling wave<text:line-break/>Can be turned away<text:line-break/>An enchanted moment<text:line-break/>And it sees me through<text:line-break/>It's enough for this restless warrior<text:line-break/>Just to be with you</text:p>
        <text:p text:style-name="P2">And can you feel the love tonight? (Tonight)<text:line-break/>It is where we are<text:line-break/>It's enough for this wide-eyed wanderer<text:line-break/>That we got this far<text:line-break/>And can you feel the love tonight? (Tonight)<text:line-break/>How it's laid to rest?<text:line-break/>It's enough to make kings and vagabonds<text:line-break/>Believe the very best</text:p>
        <text:p text:style-name="P2">There's a time for everyone<text:line-break/>If they only learn<text:line-break/>That the twisting kaleidoscope<text:line-break/>Moves us all in turn<text:line-break/>There's a rhyme and reason<text:line-break/>To the wild outdoors<text:line-break/>When the heart of this star-crossed voyager<text:line-break/>Beats in time with yours</text:p>
        <text:p text:style-name="P2">And can you feel the love tonight? (Tonight)<text:line-break/>It is where we are<text:line-break/>It's enough for this wide-eyed wanderer<text:line-break/>That we got this far<text:line-break/>And can you feel the love tonight? (Tonight)<text:line-break/>How it's laid to rest?<text:line-break/>It's enough to make kings and vagabonds<text:line-break/>Believe the very best<text:line-break/>It's enough to make kings and vagabonds<text:line-break/>Believe the very best</text:p>
        <text:p text:style-name="P7"/>
        <text:p text:style-name="P1"/>
      </text:section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2T23:28:40.575299454</meta:creation-date>
    <dc:date>2025-06-05T15:08:03.286995427</dc:date>
    <meta:editing-duration>PT25M8S</meta:editing-duration>
    <meta:editing-cycles>6</meta:editing-cycles>
    <meta:generator>LibreOffice/24.2.7.2$Linux_X86_64 LibreOffice_project/420$Build-2</meta:generator>
    <meta:document-statistic meta:table-count="0" meta:image-count="0" meta:object-count="0" meta:page-count="1" meta:paragraph-count="6" meta:word-count="193" meta:character-count="1020" meta:non-whitespace-character-count="832"/>
  </office:meta>
</office:document-meta>
</file>